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1.6291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>
      <style:text-properties fo:font-weight="bold" style:font-weight-asian="bold" style:font-weight-complex="bold"/>
    </style:style>
    <style:style style:name="ce3" style:family="table-cell" style:parent-style-name="Default" style:data-style-name="N104"/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104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6" style:family="table-cell" style:parent-style-name="Default" style:data-style-name="N0"/>
    <style:style style:name="ce7" style:family="table-cell" style:parent-style-name="Default" style:data-style-name="N104">
      <style:text-properties fo:font-weight="normal" style:font-weight-asian="normal" style:font-weight-complex="normal"/>
    </style:style>
    <style:style style:name="ce8" style:family="table-cell" style:parent-style-name="Default" style:data-style-name="N2"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5" table:default-cell-style-name="ce9"/>
        <table:table-column table:style-name="co6" table:default-cell-style-name="ce10"/>
        <table:table-column table:style-name="co5" table:number-columns-repeated="1013" table:default-cell-style-name="Default"/>
        <table:table-row table:style-name="ro1">
          <table:table-cell table:style-name="ce1" office:value-type="string" calcext:value-type="string">
            <text:p>$</text:p>
          </table:table-cell>
          <table:table-cell table:style-name="ce1" office:value-type="string" calcext:value-type="string">
            <text:p>Game</text:p>
          </table:table-cell>
          <table:table-cell table:style-name="ce1" office:value-type="string" calcext:value-type="string">
            <text:p>Amazon</text:p>
          </table:table-cell>
          <table:table-cell table:style-name="ce1" office:value-type="string" calcext:value-type="string">
            <text:p>Mechanism</text:p>
          </table:table-cell>
          <table:table-cell table:style-name="ce1" office:value-type="string" calcext:value-type="string">
            <text:p>Solo?</text:p>
          </table:table-cell>
          <table:table-cell table:style-name="ce1" table:number-columns-repeated="2"/>
          <table:table-cell table:style-name="ce1" office:value-type="string" calcext:value-type="string">
            <text:p>ETH</text:p>
          </table:table-cell>
          <table:table-cell/>
          <table:table-cell table:style-name="ce1" table:number-columns-repeated="1013"/>
        </table:table-row>
        <table:table-row table:style-name="ro1">
          <table:table-cell table:style-name="ce1" table:number-columns-repeated="7"/>
          <table:table-cell table:style-name="ce6" office:value-type="float" office:value="2.6121" calcext:value-type="float">
            <text:p>2.6121</text:p>
          </table:table-cell>
          <table:table-cell office:value-type="string" calcext:value-type="string">
            <text:p>Current ETH</text:p>
          </table:table-cell>
          <table:table-cell table:style-name="ce1" table:number-columns-repeated="1013"/>
        </table:table-row>
        <table:table-row table:style-name="ro1">
          <table:table-cell table:style-name="ce2" office:value-type="string" calcext:value-type="string">
            <text:p>Next purchase plans</text:p>
          </table:table-cell>
          <table:table-cell table:style-name="ce1" table:number-columns-repeated="2"/>
          <table:table-cell table:style-name="ce1" office:value-type="string" calcext:value-type="string">
            <text:p>Funds to earn total</text:p>
          </table:table-cell>
          <table:table-cell table:style-name="ce1" table:number-columns-repeated="3"/>
          <table:table-cell table:style-name="ce7" office:value-type="currency" office:currency="USD" office:value="475" calcext:value-type="currency">
            <text:p>$475.00</text:p>
          </table:table-cell>
          <table:table-cell office:value-type="string" calcext:value-type="string">
            <text:p>ETH price</text:p>
          </table:table-cell>
          <table:table-cell table:style-name="ce1" table:number-columns-repeated="1013"/>
        </table:table-row>
        <table:table-row table:style-name="ro1">
          <table:table-cell table:style-name="ce2" table:formula="of:=SUM([.A5:.A14])" office:value-type="currency" office:currency="USD" office:value="239.63" calcext:value-type="currency">
            <text:p>$239.63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2" table:formula="of:=[.A4]-a#REF!" office:value-type="string" office:string-value="" calcext:value-type="error">
            <text:p>Err:509</text:p>
          </table:table-cell>
          <table:table-cell table:style-name="ce1"/>
          <table:table-cell table:style-name="ce5"/>
          <table:table-cell table:style-name="ce1"/>
          <table:table-cell table:style-name="ce3" table:formula="of:=[.H2]*[.H3]" office:value-type="currency" office:currency="USD" office:value="1240.7475" calcext:value-type="currency">
            <text:p>$1,240.75</text:p>
          </table:table-cell>
          <table:table-cell table:style-name="Default" office:value-type="string" calcext:value-type="string">
            <text:p>Current USD</text:p>
          </table:table-cell>
          <table:table-cell table:style-name="ce1" table:number-columns-repeated="1013"/>
        </table:table-row>
        <table:table-row table:style-name="ro1">
          <table:table-cell table:style-name="ce3" table:formula="of:=22.99+16.99" office:value-type="currency" office:currency="USD" office:value="39.98" calcext:value-type="currency">
            <text:p>$39.98</text:p>
          </table:table-cell>
          <table:table-cell office:value-type="string" calcext:value-type="string">
            <text:p>Castle Panic</text:p>
          </table:table-cell>
          <table:table-cell table:style-name="ce3" table:formula="of:=[.C4]+[.A5]" office:value-type="currency" office:currency="USD" office:value="39.98" calcext:value-type="currency">
            <text:p>$39.98</text:p>
          </table:table-cell>
          <table:table-cell table:number-columns-repeated="4"/>
          <table:table-cell table:style-name="ce7" table:formula="of:=-1000-50" office:value-type="currency" office:currency="USD" office:value="-1050" calcext:value-type="currency">
            <text:p>-$1,050.00</text:p>
          </table:table-cell>
          <table:table-cell office:value-type="string" calcext:value-type="string">
            <text:p>Hardware cost</text:p>
          </table:table-cell>
          <table:table-cell table:number-columns-repeated="1013"/>
        </table:table-row>
        <table:table-row table:style-name="ro1">
          <table:table-cell table:style-name="ce3" office:value-type="currency" office:currency="USD" office:value="43.21" calcext:value-type="currency">
            <text:p>$43.21</text:p>
          </table:table-cell>
          <table:table-cell office:value-type="string" calcext:value-type="string">
            <text:p>Shadows over Camelot</text:p>
          </table:table-cell>
          <table:table-cell table:style-name="ce3" table:formula="of:=[.C5]+[.A6]" office:value-type="currency" office:currency="USD" office:value="83.19" calcext:value-type="currency">
            <text:p>$83.19</text:p>
          </table:table-cell>
          <table:table-cell table:number-columns-repeated="4"/>
          <table:table-cell table:style-name="ce3" table:formula="of:=3*(-100) + 2*(-100*6/9)" office:value-type="currency" office:currency="USD" office:value="-433.333333333333" calcext:value-type="currency">
            <text:p>-$433.33</text:p>
          </table:table-cell>
          <table:table-cell office:value-type="string" calcext:value-type="string">
            <text:p>Power</text:p>
          </table:table-cell>
          <table:table-cell table:number-columns-repeated="1013"/>
        </table:table-row>
        <table:table-row table:style-name="ro1">
          <table:table-cell table:style-name="ce3" office:value-type="currency" office:currency="USD" office:value="12.49" calcext:value-type="currency">
            <text:p>$12.49</text:p>
          </table:table-cell>
          <table:table-cell office:value-type="string" calcext:value-type="string">
            <text:p>Kingdomino</text:p>
          </table:table-cell>
          <table:table-cell table:style-name="ce3" table:formula="of:=[.C6]+[.A7]" office:value-type="currency" office:currency="USD" office:value="95.68" calcext:value-type="currency">
            <text:p>$95.68</text:p>
          </table:table-cell>
          <table:table-cell table:number-columns-repeated="4"/>
          <table:table-cell table:style-name="ce2" table:formula="of:=SUM([.H4:.H6])" office:value-type="currency" office:currency="USD" office:value="-242.585833333333" calcext:value-type="currency">
            <text:p>-$242.59</text:p>
          </table:table-cell>
          <table:table-cell table:style-name="ce11" office:value-type="string" calcext:value-type="string">
            <text:p>Net Earnings</text:p>
          </table:table-cell>
          <table:table-cell table:number-columns-repeated="1013"/>
        </table:table-row>
        <table:table-row table:style-name="ro1">
          <table:table-cell table:style-name="ce3" office:value-type="currency" office:currency="USD" office:value="39.99" calcext:value-type="currency">
            <text:p>$39.99</text:p>
          </table:table-cell>
          <table:table-cell office:value-type="string" calcext:value-type="string">
            <text:p>Roll for the Galaxy</text:p>
          </table:table-cell>
          <table:table-cell table:style-name="ce3" table:formula="of:=[.C7]+[.A8]" office:value-type="currency" office:currency="USD" office:value="135.67" calcext:value-type="currency">
            <text:p>$135.67</text:p>
          </table:table-cell>
          <table:table-cell table:number-columns-repeated="4"/>
          <table:table-cell table:style-name="ce3" table:formula="of:=[.A54]" office:value-type="currency" office:currency="USD" office:value="-99.84" calcext:value-type="currency">
            <text:p>-$99.84</text:p>
          </table:table-cell>
          <table:table-cell table:style-name="Default" office:value-type="string" calcext:value-type="string">
            <text:p>Game Debt</text:p>
          </table:table-cell>
          <table:table-cell table:number-columns-repeated="1013"/>
        </table:table-row>
        <table:table-row table:style-name="ro1">
          <table:table-cell table:style-name="ce3" office:value-type="currency" office:currency="USD" office:value="25.99" calcext:value-type="currency">
            <text:p>$25.99</text:p>
          </table:table-cell>
          <table:table-cell office:value-type="string" calcext:value-type="string">
            <text:p>Icecool</text:p>
          </table:table-cell>
          <table:table-cell table:style-name="ce3" table:formula="of:=[.C8]+[.A9]" office:value-type="currency" office:currency="USD" office:value="161.66" calcext:value-type="currency">
            <text:p>$161.66</text:p>
          </table:table-cell>
          <table:table-cell table:number-columns-repeated="4"/>
          <table:table-cell table:style-name="ce2" table:formula="of:=[.H7]-[.A4]+[.H8]" office:value-type="currency" office:currency="USD" office:value="-582.055833333333" calcext:value-type="currency">
            <text:p>-$582.06</text:p>
          </table:table-cell>
          <table:table-cell office:value-type="string" calcext:value-type="string">
            <text:p>Left until next purchase</text:p>
          </table:table-cell>
          <table:table-cell table:number-columns-repeated="1013"/>
        </table:table-row>
        <table:table-row table:style-name="ro1">
          <table:table-cell table:style-name="ce3" office:value-type="currency" office:currency="USD" office:value="25" calcext:value-type="currency">
            <text:p>$25.00</text:p>
          </table:table-cell>
          <table:table-cell office:value-type="string" calcext:value-type="string">
            <text:p>metal coins</text:p>
          </table:table-cell>
          <table:table-cell table:style-name="ce3" table:formula="of:=[.C9]+[.A10]" office:value-type="currency" office:currency="USD" office:value="186.66" calcext:value-type="currency">
            <text:p>$186.66</text:p>
          </table:table-cell>
          <table:table-cell table:style-name="ce3"/>
          <table:table-cell table:number-columns-repeated="3"/>
          <table:table-cell table:style-name="ce8" table:formula="of:=-[.H9]/[.H3]/0.94" office:value-type="float" office:value="1.30359649122807" calcext:value-type="float">
            <text:p>1.30</text:p>
          </table:table-cell>
          <table:table-cell office:value-type="string" calcext:value-type="string">
            <text:p>Months until next purchase</text:p>
          </table:table-cell>
          <table:table-cell table:number-columns-repeated="1013"/>
        </table:table-row>
        <table:table-row table:style-name="ro1">
          <table:table-cell table:style-name="ce3" office:value-type="currency" office:currency="USD" office:value="22.99" calcext:value-type="currency">
            <text:p>$22.99</text:p>
          </table:table-cell>
          <table:table-cell office:value-type="string" calcext:value-type="string">
            <text:p>Magic Maze</text:p>
          </table:table-cell>
          <table:table-cell table:style-name="ce3" table:formula="of:=[.C10]+[.A11]" office:value-type="currency" office:currency="USD" office:value="209.65" calcext:value-type="currency">
            <text:p>$209.65</text:p>
          </table:table-cell>
          <table:table-cell table:number-columns-repeated="4"/>
          <table:table-cell table:style-name="ce8"/>
          <table:table-cell table:number-columns-repeated="1014"/>
        </table:table-row>
        <table:table-row table:style-name="ro1">
          <table:table-cell table:style-name="ce3" office:value-type="currency" office:currency="USD" office:value="14.99" calcext:value-type="currency">
            <text:p>$14.99</text:p>
          </table:table-cell>
          <table:table-cell office:value-type="string" calcext:value-type="string">
            <text:p>Brandon the Brave</text:p>
          </table:table-cell>
          <table:table-cell table:style-name="ce3" table:formula="of:=[.C11]+[.A12]" office:value-type="currency" office:currency="USD" office:value="224.64" calcext:value-type="currency">
            <text:p>$224.64</text:p>
          </table:table-cell>
          <table:table-cell table:number-columns-repeated="4"/>
          <table:table-cell table:style-name="ce8"/>
          <table:table-cell table:number-columns-repeated="1014"/>
        </table:table-row>
        <table:table-row table:style-name="ro1">
          <table:table-cell table:style-name="ce3" office:value-type="currency" office:currency="USD" office:value="14.99" calcext:value-type="currency">
            <text:p>$14.99</text:p>
          </table:table-cell>
          <table:table-cell office:value-type="string" calcext:value-type="string">
            <text:p>Doodle Quest</text:p>
          </table:table-cell>
          <table:table-cell table:style-name="ce3" table:formula="of:=[.C12]+[.A13]" office:value-type="currency" office:currency="USD" office:value="239.63" calcext:value-type="currency">
            <text:p>$239.63</text:p>
          </table:table-cell>
          <table:table-cell table:number-columns-repeated="4"/>
          <table:table-cell table:style-name="ce8"/>
          <table:table-cell table:number-columns-repeated="1014"/>
        </table:table-row>
        <table:table-row table:style-name="ro1">
          <table:table-cell table:number-columns-repeated="2"/>
          <table:table-cell table:style-name="ce3"/>
          <table:table-cell table:number-columns-repeated="4"/>
          <table:table-cell table:style-name="ce8"/>
          <table:table-cell table:number-columns-repeated="1014"/>
        </table:table-row>
        <table:table-row table:style-name="ro1">
          <table:table-cell table:style-name="ce3"/>
          <table:table-cell/>
          <table:table-cell table:style-name="ce3"/>
          <table:table-cell table:number-columns-repeated="4"/>
          <table:table-cell table:style-name="ce8"/>
          <table:table-cell table:number-columns-repeated="1014"/>
        </table:table-row>
        <table:table-row table:style-name="ro1">
          <table:table-cell table:style-name="ce3"/>
          <table:table-cell/>
          <table:table-cell table:style-name="ce3"/>
          <table:table-cell table:number-columns-repeated="4"/>
          <table:table-cell table:style-name="ce8" office:value-type="string" calcext:value-type="string">
            <text:p>Energy 2016</text:p>
          </table:table-cell>
          <table:table-cell table:style-name="ce8" office:value-type="string" calcext:value-type="string">
            <text:p>Energy 2017</text:p>
          </table:table-cell>
          <table:table-cell office:value-type="string" calcext:value-type="string">
            <text:p>Diff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Other Ideas</text:p>
          </table:table-cell>
          <table:table-cell table:style-name="ce1" table:number-columns-repeated="5"/>
          <table:table-cell office:value-type="string" calcext:value-type="string">
            <text:p>July</text:p>
          </table:table-cell>
          <table:table-cell table:style-name="ce8" office:value-type="float" office:value="142.99" calcext:value-type="float">
            <text:p>142.99</text:p>
          </table:table-cell>
          <table:table-cell/>
          <table:table-cell table:style-name="ce1" table:formula="of:=[.I17]-[.H17]" office:value-type="float" office:value="-142.99" calcext:value-type="float">
            <text:p>-142.99</text:p>
          </table:table-cell>
          <table:table-cell table:style-name="ce1" table:number-columns-repeated="1012"/>
        </table:table-row>
        <table:table-row table:style-name="ro1">
          <table:table-cell table:style-name="ce2" table:formula="of:=SUM([.A19:.A40])" office:value-type="currency" office:currency="USD" office:value="774.14" calcext:value-type="currency">
            <text:p>$774.14</text:p>
          </table:table-cell>
          <table:table-cell table:style-name="ce1" table:number-columns-repeated="5"/>
          <table:table-cell office:value-type="string" calcext:value-type="string">
            <text:p>August</text:p>
          </table:table-cell>
          <table:table-cell table:style-name="ce8" office:value-type="float" office:value="236.98" calcext:value-type="float">
            <text:p>236.98</text:p>
          </table:table-cell>
          <table:table-cell office:value-type="float" office:value="315.44" calcext:value-type="float">
            <text:p>315.44</text:p>
          </table:table-cell>
          <table:table-cell table:style-name="ce1" table:formula="of:=[.I18]-[.H18]" office:value-type="float" office:value="78.46" calcext:value-type="float">
            <text:p>78.46</text:p>
          </table:table-cell>
          <table:table-cell table:style-name="ce1" table:number-columns-repeated="1012"/>
        </table:table-row>
        <table:table-row table:style-name="ro1">
          <table:table-cell table:style-name="ce3" office:value-type="currency" office:currency="USD" office:value="16.19" calcext:value-type="currency">
            <text:p>$16.19</text:p>
          </table:table-cell>
          <table:table-cell office:value-type="string" calcext:value-type="string">
            <text:p>Odin's Ravens</text:p>
          </table:table-cell>
          <table:table-cell/>
          <table:table-cell table:style-name="ce3"/>
          <table:table-cell table:number-columns-repeated="2"/>
          <table:table-cell office:value-type="string" calcext:value-type="string">
            <text:p>September</text:p>
          </table:table-cell>
          <table:table-cell table:style-name="ce8" office:value-type="float" office:value="210.23" calcext:value-type="float">
            <text:p>210.23</text:p>
          </table:table-cell>
          <table:table-cell/>
          <table:table-cell table:style-name="ce1" table:formula="of:=[.I19]-[.H19]" office:value-type="float" office:value="-210.23" calcext:value-type="float">
            <text:p>-210.23</text:p>
          </table:table-cell>
          <table:table-cell table:number-columns-repeated="1012"/>
        </table:table-row>
        <table:table-row table:style-name="ro1">
          <table:table-cell table:style-name="ce3" office:value-type="currency" office:currency="USD" office:value="18.39" calcext:value-type="currency">
            <text:p>$18.39</text:p>
          </table:table-cell>
          <table:table-cell office:value-type="string" calcext:value-type="string">
            <text:p>Longhorn</text:p>
          </table:table-cell>
          <table:table-cell table:style-name="ce3"/>
          <table:table-cell table:number-columns-repeated="3"/>
          <table:table-cell office:value-type="string" calcext:value-type="string">
            <text:p>October</text:p>
          </table:table-cell>
          <table:table-cell table:style-name="ce8" office:value-type="float" office:value="109.83" calcext:value-type="float">
            <text:p>109.83</text:p>
          </table:table-cell>
          <table:table-cell/>
          <table:table-cell table:style-name="ce1" table:formula="of:=[.I20]-[.H20]" office:value-type="float" office:value="-109.83" calcext:value-type="float">
            <text:p>-109.83</text:p>
          </table:table-cell>
          <table:table-cell table:number-columns-repeated="1012"/>
        </table:table-row>
        <table:table-row table:style-name="ro1">
          <table:table-cell table:style-name="ce3" office:value-type="currency" office:currency="USD" office:value="19.99" calcext:value-type="currency">
            <text:p>$19.99</text:p>
          </table:table-cell>
          <table:table-cell office:value-type="string" calcext:value-type="string">
            <text:p>Targi</text:p>
          </table:table-cell>
          <table:table-cell/>
          <table:table-cell table:style-name="ce3"/>
          <table:table-cell table:number-columns-repeated="2"/>
          <table:table-cell office:value-type="string" calcext:value-type="string">
            <text:p>November</text:p>
          </table:table-cell>
          <table:table-cell table:style-name="ce8" office:value-type="float" office:value="67.24" calcext:value-type="float">
            <text:p>67.24</text:p>
          </table:table-cell>
          <table:table-cell office:value-type="float" office:value="140.71" calcext:value-type="float">
            <text:p>140.71</text:p>
          </table:table-cell>
          <table:table-cell table:style-name="ce1" table:formula="of:=[.I21]-[.H21]" office:value-type="float" office:value="73.47" calcext:value-type="float">
            <text:p>73.47</text:p>
          </table:table-cell>
          <table:table-cell table:number-columns-repeated="1012"/>
        </table:table-row>
        <table:table-row table:style-name="ro1">
          <table:table-cell table:style-name="ce3" office:value-type="currency" office:currency="USD" office:value="20" calcext:value-type="currency">
            <text:p>$20.00</text:p>
          </table:table-cell>
          <table:table-cell office:value-type="string" calcext:value-type="string">
            <text:p>Jack's Friends</text:p>
          </table:table-cell>
          <table:table-cell/>
          <table:table-cell table:style-name="ce3"/>
          <table:table-cell table:number-columns-repeated="2"/>
          <table:table-cell office:value-type="string" calcext:value-type="string">
            <text:p>December</text:p>
          </table:table-cell>
          <table:table-cell table:style-name="ce8" office:value-type="float" office:value="83.78" calcext:value-type="float">
            <text:p>83.78</text:p>
          </table:table-cell>
          <table:table-cell/>
          <table:table-cell table:style-name="ce1" table:formula="of:=[.I22]-[.H22]" office:value-type="float" office:value="-83.78" calcext:value-type="float">
            <text:p>-83.78</text:p>
          </table:table-cell>
          <table:table-cell table:number-columns-repeated="1012"/>
        </table:table-row>
        <table:table-row table:style-name="ro1">
          <table:table-cell table:style-name="ce3" office:value-type="currency" office:currency="USD" office:value="22.79" calcext:value-type="currency">
            <text:p>$22.79</text:p>
          </table:table-cell>
          <table:table-cell office:value-type="string" calcext:value-type="string">
            <text:p>Cube Quest</text:p>
          </table:table-cell>
          <table:table-cell/>
          <table:table-cell table:style-name="ce3"/>
          <table:table-cell table:number-columns-repeated="3"/>
          <table:table-cell table:style-name="ce8"/>
          <table:table-cell table:number-columns-repeated="1014"/>
        </table:table-row>
        <table:table-row table:style-name="ro1">
          <table:table-cell table:style-name="ce3" office:value-type="currency" office:currency="USD" office:value="24.39" calcext:value-type="currency">
            <text:p>$24.39</text:p>
          </table:table-cell>
          <table:table-cell office:value-type="string" calcext:value-type="string">
            <text:p>Race for the Galaxy</text:p>
          </table:table-cell>
          <table:table-cell/>
          <table:table-cell table:style-name="ce3"/>
          <table:table-cell table:number-columns-repeated="2"/>
          <table:table-cell table:style-name="ce1"/>
          <table:table-cell table:style-name="ce8"/>
          <table:table-cell table:number-columns-repeated="1014"/>
        </table:table-row>
        <table:table-row table:style-name="ro1">
          <table:table-cell table:style-name="ce3" office:value-type="currency" office:currency="USD" office:value="25" calcext:value-type="currency">
            <text:p>$25.00</text:p>
          </table:table-cell>
          <table:table-cell office:value-type="string" calcext:value-type="string">
            <text:p>Tiny Epic Quest</text:p>
          </table:table-cell>
          <table:table-cell/>
          <table:table-cell table:style-name="ce3"/>
          <table:table-cell table:number-columns-repeated="3"/>
          <table:table-cell table:style-name="ce8"/>
          <table:table-cell table:number-columns-repeated="1014"/>
        </table:table-row>
        <table:table-row table:style-name="ro1">
          <table:table-cell table:style-name="ce3" office:value-type="currency" office:currency="USD" office:value="25.99" calcext:value-type="currency">
            <text:p>$25.99</text:p>
          </table:table-cell>
          <table:table-cell office:value-type="string" calcext:value-type="string">
            <text:p>Flashpoint Fire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style-name="ce3" office:value-type="currency" office:currency="USD" office:value="27.99" calcext:value-type="currency">
            <text:p>$27.99</text:p>
          </table:table-cell>
          <table:table-cell office:value-type="string" calcext:value-type="string">
            <text:p>Murder in Hong Kong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style-name="ce3" office:value-type="currency" office:currency="USD" office:value="29.69" calcext:value-type="currency">
            <text:p>$29.69</text:p>
          </table:table-cell>
          <table:table-cell office:value-type="string" calcext:value-type="string">
            <text:p>Raptor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style-name="ce3" office:value-type="currency" office:currency="USD" office:value="32.99" calcext:value-type="currency">
            <text:p>$32.99</text:p>
          </table:table-cell>
          <table:table-cell office:value-type="string" calcext:value-type="string">
            <text:p>Dungeon Fighter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style-name="ce3" office:value-type="currency" office:currency="USD" office:value="33.99" calcext:value-type="currency">
            <text:p>$33.99</text:p>
          </table:table-cell>
          <table:table-cell office:value-type="string" calcext:value-type="string">
            <text:p>Lords of Waterdeep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style-name="ce3" office:value-type="currency" office:currency="USD" office:value="34.49" calcext:value-type="currency">
            <text:p>$34.49</text:p>
          </table:table-cell>
          <table:table-cell office:value-type="string" calcext:value-type="string">
            <text:p>Lost Legion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style-name="ce3" office:value-type="currency" office:currency="USD" office:value="37.39" calcext:value-type="currency">
            <text:p>$37.39</text:p>
          </table:table-cell>
          <table:table-cell office:value-type="string" calcext:value-type="string">
            <text:p>Mission: Red Planet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style-name="ce3" office:value-type="currency" office:currency="USD" office:value="39.95" calcext:value-type="currency">
            <text:p>$39.95</text:p>
          </table:table-cell>
          <table:table-cell office:value-type="string" calcext:value-type="string">
            <text:p>Sagrada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currency" office:currency="USD" office:value="39.99" calcext:value-type="currency">
            <text:p>$39.99</text:p>
          </table:table-cell>
          <table:table-cell office:value-type="string" calcext:value-type="string">
            <text:p>Ghost Stories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currency" office:currency="USD" office:value="39.99" calcext:value-type="currency">
            <text:p>$39.99</text:p>
          </table:table-cell>
          <table:table-cell office:value-type="string" calcext:value-type="string">
            <text:p>Takenoko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currency" office:currency="USD" office:value="44.99" calcext:value-type="currency">
            <text:p>$44.99</text:p>
          </table:table-cell>
          <table:table-cell office:value-type="string" calcext:value-type="string">
            <text:p>Concordia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style-name="ce3" office:value-type="currency" office:currency="USD" office:value="55" calcext:value-type="currency">
            <text:p>$55.00</text:p>
          </table:table-cell>
          <table:table-cell office:value-type="string" calcext:value-type="string">
            <text:p>Tigris &amp; Euphrates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style-name="ce3" office:value-type="currency" office:currency="USD" office:value="56.99" calcext:value-type="currency">
            <text:p>$56.99</text:p>
          </table:table-cell>
          <table:table-cell office:value-type="string" calcext:value-type="string">
            <text:p>Inis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style-name="ce3" office:value-type="currency" office:currency="USD" office:value="63" calcext:value-type="currency">
            <text:p>$63.00</text:p>
          </table:table-cell>
          <table:table-cell office:value-type="string" calcext:value-type="string">
            <text:p>Le Havre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style-name="ce3" office:value-type="currency" office:currency="USD" office:value="64.95" calcext:value-type="currency">
            <text:p>$64.95</text:p>
          </table:table-cell>
          <table:table-cell office:value-type="string" calcext:value-type="string">
            <text:p>Scythe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style-name="ce3" office:value-type="currency" office:currency="USD" office:value="80" calcext:value-type="currency">
            <text:p>$80.00</text:p>
          </table:table-cell>
          <table:table-cell office:value-type="string" calcext:value-type="string">
            <text:p>Mechs vs Minions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 table:style-name="ce2" office:value-type="string" calcext:value-type="string">
            <text:p>Fillers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 table:style-name="ce2" table:formula="of:=SUM([.A45:.A50])" office:value-type="currency" office:currency="USD" office:value="83.64" calcext:value-type="currency">
            <text:p>$83.64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 table:style-name="ce3" office:value-type="currency" office:currency="USD" office:value="7.69" calcext:value-type="currency">
            <text:p>$7.69</text:p>
          </table:table-cell>
          <table:table-cell office:value-type="string" calcext:value-type="string">
            <text:p>Tides of Madness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style-name="ce3" office:value-type="currency" office:currency="USD" office:value="13.99" calcext:value-type="currency">
            <text:p>$13.99</text:p>
          </table:table-cell>
          <table:table-cell office:value-type="string" calcext:value-type="string">
            <text:p>Fairy Tale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style-name="ce3" office:value-type="currency" office:currency="USD" office:value="11.29" calcext:value-type="currency">
            <text:p>$11.29</text:p>
          </table:table-cell>
          <table:table-cell office:value-type="string" calcext:value-type="string">
            <text:p>Bang! Dice Game 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style-name="ce3" office:value-type="currency" office:currency="USD" office:value="14.29" calcext:value-type="currency">
            <text:p>$14.29</text:p>
          </table:table-cell>
          <table:table-cell office:value-type="string" calcext:value-type="string">
            <text:p>Archaeology: The New Expedition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style-name="ce3" office:value-type="currency" office:currency="USD" office:value="10.39" calcext:value-type="currency">
            <text:p>$10.39</text:p>
          </table:table-cell>
          <table:table-cell table:style-name="ce4" office:value-type="string" calcext:value-type="string">
            <text:p>Hey, That's My Fish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style-name="ce3" office:value-type="currency" office:currency="USD" office:value="25.99" calcext:value-type="currency">
            <text:p>$25.99</text:p>
          </table:table-cell>
          <table:table-cell office:value-type="string" calcext:value-type="string">
            <text:p>Imhotep</text:p>
          </table:table-cell>
          <table:table-cell office:value-type="float" office:value="26.99" calcext:value-type="float">
            <text:p>26.99</text:p>
          </table:table-cell>
          <table:table-cell table:number-columns-repeated="1019"/>
        </table:table-row>
        <table:table-row table:style-name="ro1" table:number-rows-repeated="2">
          <table:table-cell table:style-name="ce3"/>
          <table:table-cell table:number-columns-repeated="1021"/>
        </table:table-row>
        <table:table-row table:style-name="ro1">
          <table:table-cell table:style-name="ce1" office:value-type="string" calcext:value-type="string">
            <text:p>Current Holdings, verified 2017-01-26, except for mysterious +$38.26 amount</text:p>
          </table:table-cell>
          <table:table-cell table:number-columns-repeated="1021"/>
        </table:table-row>
        <table:table-row table:style-name="ro1">
          <table:table-cell table:style-name="ce2" table:formula="of:=SUM([.A55:.A122])" office:value-type="currency" office:currency="USD" office:value="-99.84" calcext:value-type="currency">
            <text:p>-$99.84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HobbyTown credit before tax: 19.99</text:p>
          </table:table-cell>
          <table:table-cell table:number-columns-repeated="4"/>
          <table:table-cell table:style-name="ce7"/>
          <table:table-cell table:number-columns-repeated="1014"/>
        </table:table-row>
        <table:table-row table:style-name="ro1">
          <table:table-cell table:style-name="ce3" table:formula="of:=143.27+38.26" office:value-type="currency" office:currency="USD" office:value="181.53" calcext:value-type="currency">
            <text:p>$181.53</text:p>
          </table:table-cell>
          <table:table-cell office:value-type="string" calcext:value-type="string">
            <text:p>Warchest</text:p>
          </table:table-cell>
          <table:table-cell table:number-columns-repeated="5"/>
          <table:table-cell table:style-name="ce7" table:formula="of:=[.A55]" office:value-type="currency" office:currency="USD" office:value="181.53" calcext:value-type="currency">
            <text:p>$181.53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-42.6" calcext:value-type="currency">
            <text:p>-$42.60</text:p>
          </table:table-cell>
          <table:table-cell office:value-type="string" calcext:value-type="string">
            <text:p>BloodRage</text:p>
          </table:table-cell>
          <table:table-cell table:number-columns-repeated="5"/>
          <table:table-cell table:style-name="ce7" table:formula="of:=[.H55]+[.A56]" office:value-type="currency" office:currency="USD" office:value="138.93" calcext:value-type="currency">
            <text:p>$138.93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33.95" calcext:value-type="currency">
            <text:p>$33.95</text:p>
          </table:table-cell>
          <table:table-cell office:value-type="string" calcext:value-type="string">
            <text:p>Lang</text:p>
          </table:table-cell>
          <table:table-cell table:number-columns-repeated="5"/>
          <table:table-cell table:style-name="ce7" table:formula="of:=[.H56]+[.A57]" office:value-type="currency" office:currency="USD" office:value="172.88" calcext:value-type="currency">
            <text:p>$172.88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-5.53" calcext:value-type="currency">
            <text:p>-$5.53</text:p>
          </table:table-cell>
          <table:table-cell office:value-type="string" calcext:value-type="string">
            <text:p>Shipping</text:p>
          </table:table-cell>
          <table:table-cell table:number-columns-repeated="5"/>
          <table:table-cell table:style-name="ce7" table:formula="of:=[.H57]+[.A58]" office:value-type="currency" office:currency="USD" office:value="167.35" calcext:value-type="currency">
            <text:p>$167.35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6.39" calcext:value-type="currency">
            <text:p>$6.39</text:p>
          </table:table-cell>
          <table:table-cell office:value-type="string" calcext:value-type="string">
            <text:p>Survive56</text:p>
          </table:table-cell>
          <table:table-cell table:number-columns-repeated="5"/>
          <table:table-cell table:style-name="ce7" table:formula="of:=[.H58]+[.A59]" office:value-type="currency" office:currency="USD" office:value="173.74" calcext:value-type="currency">
            <text:p>$173.74</text:p>
          </table:table-cell>
          <table:table-cell table:number-columns-repeated="1014"/>
        </table:table-row>
        <table:table-row table:style-name="ro1">
          <table:table-cell table:style-name="ce3" table:formula="of:=-3*0.47" office:value-type="currency" office:currency="USD" office:value="-1.41" calcext:value-type="currency">
            <text:p>-$1.41</text:p>
          </table:table-cell>
          <table:table-cell office:value-type="string" calcext:value-type="string">
            <text:p>Stamps</text:p>
          </table:table-cell>
          <table:table-cell table:number-columns-repeated="5"/>
          <table:table-cell table:style-name="ce7" table:formula="of:=[.H59]+[.A60]" office:value-type="currency" office:currency="USD" office:value="172.33" calcext:value-type="currency">
            <text:p>$172.33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15" calcext:value-type="currency">
            <text:p>$15.00</text:p>
          </table:table-cell>
          <table:table-cell office:value-type="string" calcext:value-type="string">
            <text:p>Catan56</text:p>
          </table:table-cell>
          <table:table-cell table:number-columns-repeated="5"/>
          <table:table-cell table:style-name="ce7" table:formula="of:=[.H60]+[.A61]" office:value-type="currency" office:currency="USD" office:value="187.33" calcext:value-type="currency">
            <text:p>$187.33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16" calcext:value-type="currency">
            <text:p>$16.00</text:p>
          </table:table-cell>
          <table:table-cell office:value-type="string" calcext:value-type="string">
            <text:p>HobbyTown MTG</text:p>
          </table:table-cell>
          <table:table-cell table:number-columns-repeated="5"/>
          <table:table-cell table:style-name="ce7" table:formula="of:=[.H61]+[.A62]" office:value-type="currency" office:currency="USD" office:value="203.33" calcext:value-type="currency">
            <text:p>$203.33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-15.99" calcext:value-type="currency">
            <text:p>-$15.99</text:p>
          </table:table-cell>
          <table:table-cell office:value-type="string" calcext:value-type="string">
            <text:p>BugsInTheKitchen</text:p>
          </table:table-cell>
          <table:table-cell table:number-columns-repeated="5"/>
          <table:table-cell table:style-name="ce7" table:formula="of:=[.H62]+[.A63]" office:value-type="currency" office:currency="USD" office:value="187.34" calcext:value-type="currency">
            <text:p>$187.34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-24.79" calcext:value-type="currency">
            <text:p>-$24.79</text:p>
          </table:table-cell>
          <table:table-cell office:value-type="string" calcext:value-type="string">
            <text:p>Escape</text:p>
          </table:table-cell>
          <table:table-cell table:number-columns-repeated="5"/>
          <table:table-cell table:style-name="ce7" table:formula="of:=[.H63]+[.A64]" office:value-type="currency" office:currency="USD" office:value="162.55" calcext:value-type="currency">
            <text:p>$162.55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-144.8" calcext:value-type="currency">
            <text:p>-$144.80</text:p>
          </table:table-cell>
          <table:table-cell office:value-type="string" calcext:value-type="string">
            <text:p>CardhausEE</text:p>
          </table:table-cell>
          <table:table-cell table:number-columns-repeated="5"/>
          <table:table-cell table:style-name="ce7" table:formula="of:=[.H64]+[.A65]" office:value-type="currency" office:currency="USD" office:value="17.75" calcext:value-type="currency">
            <text:p>$17.75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23.75" calcext:value-type="currency">
            <text:p>$23.75</text:p>
          </table:table-cell>
          <table:table-cell office:value-type="string" calcext:value-type="string">
            <text:p>AmazonMatrixBook</text:p>
          </table:table-cell>
          <table:table-cell table:number-columns-repeated="5"/>
          <table:table-cell table:style-name="ce7" table:formula="of:=[.H65]+[.A66]" office:value-type="currency" office:currency="USD" office:value="41.5" calcext:value-type="currency">
            <text:p>$41.50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-4.57" calcext:value-type="currency">
            <text:p>-$4.57</text:p>
          </table:table-cell>
          <table:table-cell office:value-type="string" calcext:value-type="string">
            <text:p>shipping</text:p>
          </table:table-cell>
          <table:table-cell table:number-columns-repeated="5"/>
          <table:table-cell table:style-name="ce7" table:formula="of:=[.H66]+[.A67]" office:value-type="currency" office:currency="USD" office:value="36.93" calcext:value-type="currency">
            <text:p>$36.93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35.64" calcext:value-type="currency">
            <text:p>$35.64</text:p>
          </table:table-cell>
          <table:table-cell office:value-type="string" calcext:value-type="string">
            <text:p>AmazonNumericalBook</text:p>
          </table:table-cell>
          <table:table-cell table:number-columns-repeated="5"/>
          <table:table-cell table:style-name="ce7" table:formula="of:=[.H67]+[.A68]" office:value-type="currency" office:currency="USD" office:value="72.57" calcext:value-type="currency">
            <text:p>$72.57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-5.65" calcext:value-type="currency">
            <text:p>-$5.65</text:p>
          </table:table-cell>
          <table:table-cell office:value-type="string" calcext:value-type="string">
            <text:p>shipping</text:p>
          </table:table-cell>
          <table:table-cell table:number-columns-repeated="5"/>
          <table:table-cell table:style-name="ce7" table:formula="of:=[.H68]+[.A69]" office:value-type="currency" office:currency="USD" office:value="66.92" calcext:value-type="currency">
            <text:p>$66.92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-19.95" calcext:value-type="currency">
            <text:p>-$19.95</text:p>
          </table:table-cell>
          <table:table-cell office:value-type="string" calcext:value-type="string">
            <text:p>Tuscany</text:p>
          </table:table-cell>
          <table:table-cell table:number-columns-repeated="5"/>
          <table:table-cell table:style-name="ce7" table:formula="of:=[.H69]+[.A70]" office:value-type="currency" office:currency="USD" office:value="46.97" calcext:value-type="currency">
            <text:p>$46.97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31.39" calcext:value-type="currency">
            <text:p>$31.39</text:p>
          </table:table-cell>
          <table:table-cell office:value-type="string" calcext:value-type="string">
            <text:p>DivGradCurl</text:p>
          </table:table-cell>
          <table:table-cell table:number-columns-repeated="5"/>
          <table:table-cell table:style-name="ce7" table:formula="of:=[.H70]+[.A71]" office:value-type="currency" office:currency="USD" office:value="78.36" calcext:value-type="currency">
            <text:p>$78.36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-4.09" calcext:value-type="currency">
            <text:p>-$4.09</text:p>
          </table:table-cell>
          <table:table-cell office:value-type="string" calcext:value-type="string">
            <text:p>Shipping</text:p>
          </table:table-cell>
          <table:table-cell table:number-columns-repeated="5"/>
          <table:table-cell table:style-name="ce7" table:formula="of:=[.H71]+[.A72]" office:value-type="currency" office:currency="USD" office:value="74.27" calcext:value-type="currency">
            <text:p>$74.27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-27.36" calcext:value-type="currency">
            <text:p>-$27.36</text:p>
          </table:table-cell>
          <table:table-cell office:value-type="string" calcext:value-type="string">
            <text:p>MyFirstStoneAge</text:p>
          </table:table-cell>
          <table:table-cell table:number-columns-repeated="5"/>
          <table:table-cell table:style-name="ce7" table:formula="of:=[.H72]+[.A73]" office:value-type="currency" office:currency="USD" office:value="46.91" calcext:value-type="currency">
            <text:p>$46.91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28.46" calcext:value-type="currency">
            <text:p>$28.46</text:p>
          </table:table-cell>
          <table:table-cell office:value-type="string" calcext:value-type="string">
            <text:p>Holton</text:p>
          </table:table-cell>
          <table:table-cell table:number-columns-repeated="5"/>
          <table:table-cell table:style-name="ce7" table:formula="of:=[.H73]+[.A74]" office:value-type="currency" office:currency="USD" office:value="75.3699999999999" calcext:value-type="currency">
            <text:p>$75.37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-3.57" calcext:value-type="currency">
            <text:p>-$3.57</text:p>
          </table:table-cell>
          <table:table-cell office:value-type="string" calcext:value-type="string">
            <text:p>shipping</text:p>
          </table:table-cell>
          <table:table-cell table:number-columns-repeated="5"/>
          <table:table-cell table:style-name="ce7" table:formula="of:=[.H74]+[.A75]" office:value-type="currency" office:currency="USD" office:value="71.8" calcext:value-type="currency">
            <text:p>$71.80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35.64" calcext:value-type="currency">
            <text:p>$35.64</text:p>
          </table:table-cell>
          <table:table-cell office:value-type="string" calcext:value-type="string">
            <text:p>Asmar</text:p>
          </table:table-cell>
          <table:table-cell table:number-columns-repeated="5"/>
          <table:table-cell table:style-name="ce7" table:formula="of:=[.H75]+[.A76]" office:value-type="currency" office:currency="USD" office:value="107.44" calcext:value-type="currency">
            <text:p>$107.44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-4.57" calcext:value-type="currency">
            <text:p>-$4.57</text:p>
          </table:table-cell>
          <table:table-cell office:value-type="string" calcext:value-type="string">
            <text:p>shipping</text:p>
          </table:table-cell>
          <table:table-cell table:number-columns-repeated="5"/>
          <table:table-cell table:style-name="ce7" table:formula="of:=[.H76]+[.A77]" office:value-type="currency" office:currency="USD" office:value="102.87" calcext:value-type="currency">
            <text:p>$102.87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-5" calcext:value-type="currency">
            <text:p>-$5.00</text:p>
          </table:table-cell>
          <table:table-cell office:value-type="string" calcext:value-type="string">
            <text:p>Condottiere</text:p>
          </table:table-cell>
          <table:table-cell table:number-columns-repeated="5"/>
          <table:table-cell table:style-name="ce7" table:formula="of:=[.H77]+[.A78]" office:value-type="currency" office:currency="USD" office:value="97.87" calcext:value-type="currency">
            <text:p>$97.87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-27" calcext:value-type="currency">
            <text:p>-$27.00</text:p>
          </table:table-cell>
          <table:table-cell office:value-type="string" calcext:value-type="string">
            <text:p>Fresco</text:p>
          </table:table-cell>
          <table:table-cell table:number-columns-repeated="5"/>
          <table:table-cell table:style-name="ce7" table:formula="of:=[.H78]+[.A79]" office:value-type="currency" office:currency="USD" office:value="70.8699999999999" calcext:value-type="currency">
            <text:p>$70.87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-83.16" calcext:value-type="currency">
            <text:p>-$83.16</text:p>
          </table:table-cell>
          <table:table-cell office:value-type="string" calcext:value-type="string">
            <text:p>4additionsCardhaus</text:p>
          </table:table-cell>
          <table:table-cell table:number-columns-repeated="5"/>
          <table:table-cell table:style-name="ce7" table:formula="of:=[.H79]+[.A80]" office:value-type="currency" office:currency="USD" office:value="-12.2900000000001" calcext:value-type="currency">
            <text:p>-$12.29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-20" calcext:value-type="currency">
            <text:p>-$20.00</text:p>
          </table:table-cell>
          <table:table-cell office:value-type="string" calcext:value-type="string">
            <text:p>Monikers</text:p>
          </table:table-cell>
          <table:table-cell table:number-columns-repeated="5"/>
          <table:table-cell table:style-name="ce7" table:formula="of:=[.H80]+[.A81]" office:value-type="currency" office:currency="USD" office:value="-32.29" calcext:value-type="currency">
            <text:p>-$32.29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37.99" calcext:value-type="currency">
            <text:p>$37.99</text:p>
          </table:table-cell>
          <table:table-cell office:value-type="string" calcext:value-type="string">
            <text:p>PadicRoberts</text:p>
          </table:table-cell>
          <table:table-cell table:number-columns-repeated="5"/>
          <table:table-cell table:style-name="ce7" table:formula="of:=[.H81]+[.A82]" office:value-type="currency" office:currency="USD" office:value="5.69999999999995" calcext:value-type="currency">
            <text:p>$5.70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-3.09" calcext:value-type="currency">
            <text:p>-$3.09</text:p>
          </table:table-cell>
          <table:table-cell office:value-type="string" calcext:value-type="string">
            <text:p>shipping</text:p>
          </table:table-cell>
          <table:table-cell table:number-columns-repeated="5"/>
          <table:table-cell table:style-name="ce7" table:formula="of:=[.H82]+[.A83]" office:value-type="currency" office:currency="USD" office:value="2.60999999999995" calcext:value-type="currency">
            <text:p>$2.61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0" calcext:value-type="currency">
            <text:p>$0.00</text:p>
          </table:table-cell>
          <table:table-cell office:value-type="string" calcext:value-type="string">
            <text:p>Plano</text:p>
          </table:table-cell>
          <table:table-cell table:number-columns-repeated="5"/>
          <table:table-cell table:style-name="ce7" table:formula="of:=[.H83]+[.A84]" office:value-type="currency" office:currency="USD" office:value="2.60999999999995" calcext:value-type="currency">
            <text:p>$2.61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-5.32" calcext:value-type="currency">
            <text:p>-$5.32</text:p>
          </table:table-cell>
          <table:table-cell office:value-type="string" calcext:value-type="string">
            <text:p>Race for the Galaxy</text:p>
          </table:table-cell>
          <table:table-cell table:number-columns-repeated="5"/>
          <table:table-cell table:style-name="ce7" table:formula="of:=[.H84]+[.A85]" office:value-type="currency" office:currency="USD" office:value="-2.71000000000005" calcext:value-type="currency">
            <text:p>-$2.71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44.11" calcext:value-type="currency">
            <text:p>$44.11</text:p>
          </table:table-cell>
          <table:table-cell office:value-type="string" calcext:value-type="string">
            <text:p>Categories and Functions book</text:p>
          </table:table-cell>
          <table:table-cell table:number-columns-repeated="5"/>
          <table:table-cell table:style-name="ce7" table:formula="of:=[.H85]+[.A86]" office:value-type="currency" office:currency="USD" office:value="41.4" calcext:value-type="currency">
            <text:p>$41.40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-3.12" calcext:value-type="currency">
            <text:p>-$3.12</text:p>
          </table:table-cell>
          <table:table-cell office:value-type="string" calcext:value-type="string">
            <text:p>shipping</text:p>
          </table:table-cell>
          <table:table-cell table:number-columns-repeated="5"/>
          <table:table-cell table:style-name="ce7" table:formula="of:=[.H86]+[.A87]" office:value-type="currency" office:currency="USD" office:value="38.2799999999999" calcext:value-type="currency">
            <text:p>$38.28</text:p>
          </table:table-cell>
          <table:table-cell table:number-columns-repeated="1014"/>
        </table:table-row>
        <table:table-row table:style-name="ro1">
          <table:table-cell table:style-name="ce3" table:formula="of:=-26.58+14.12-3.19" office:value-type="currency" office:currency="USD" office:value="-15.65" calcext:value-type="currency">
            <text:p>-$15.65</text:p>
          </table:table-cell>
          <table:table-cell office:value-type="string" calcext:value-type="string">
            <text:p>Home Depot Tak wood</text:p>
          </table:table-cell>
          <table:table-cell office:value-type="string" calcext:value-type="string">
            <text:p>Bought, returned wood, bought more wood</text:p>
          </table:table-cell>
          <table:table-cell table:number-columns-repeated="4"/>
          <table:table-cell table:style-name="ce7" table:formula="of:=[.H87]+[.A88]" office:value-type="currency" office:currency="USD" office:value="22.63" calcext:value-type="currency">
            <text:p>$22.63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-16.11" calcext:value-type="currency">
            <text:p>-$16.11</text:p>
          </table:table-cell>
          <table:table-cell office:value-type="string" calcext:value-type="string">
            <text:p>The Grizzled</text:p>
          </table:table-cell>
          <table:table-cell office:value-type="string" calcext:value-type="string">
            <text:p>Returned to HobbyTown for store credit</text:p>
          </table:table-cell>
          <table:table-cell table:number-columns-repeated="4"/>
          <table:table-cell table:style-name="ce7" table:formula="of:=[.H88]+[.A89]" office:value-type="currency" office:currency="USD" office:value="6.51999999999995" calcext:value-type="currency">
            <text:p>$6.52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21.44" calcext:value-type="currency">
            <text:p>$21.44</text:p>
          </table:table-cell>
          <table:table-cell office:value-type="string" calcext:value-type="string">
            <text:p>HobbytownCredit</text:p>
          </table:table-cell>
          <table:table-cell office:value-type="string" calcext:value-type="string">
            <text:p>For returning Grizzled</text:p>
          </table:table-cell>
          <table:table-cell table:number-columns-repeated="4"/>
          <table:table-cell table:style-name="ce7" table:formula="of:=[.H89]+[.A90]" office:value-type="currency" office:currency="USD" office:value="27.96" calcext:value-type="currency">
            <text:p>$27.96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-4.28" calcext:value-type="currency">
            <text:p>-$4.28</text:p>
          </table:table-cell>
          <table:table-cell office:value-type="string" calcext:value-type="string">
            <text:p>Enchanted Forest</text:p>
          </table:table-cell>
          <table:table-cell table:number-columns-repeated="5"/>
          <table:table-cell table:style-name="ce7" table:formula="of:=[.H90]+[.A91]" office:value-type="currency" office:currency="USD" office:value="23.68" calcext:value-type="currency">
            <text:p>$23.68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33.68" calcext:value-type="currency">
            <text:p>$33.68</text:p>
          </table:table-cell>
          <table:table-cell office:value-type="string" calcext:value-type="string">
            <text:p>SnapCaster Ebay</text:p>
          </table:table-cell>
          <table:table-cell table:number-columns-repeated="5"/>
          <table:table-cell table:style-name="ce7" table:formula="of:=[.H91]+[.A92]" office:value-type="currency" office:currency="USD" office:value="57.36" calcext:value-type="currency">
            <text:p>$57.36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-0.97" calcext:value-type="currency">
            <text:p>-$0.97</text:p>
          </table:table-cell>
          <table:table-cell office:value-type="string" calcext:value-type="string">
            <text:p>shipping</text:p>
          </table:table-cell>
          <table:table-cell table:number-columns-repeated="5"/>
          <table:table-cell table:style-name="ce7" table:formula="of:=[.H92]+[.A93]" office:value-type="currency" office:currency="USD" office:value="56.39" calcext:value-type="currency">
            <text:p>$56.39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-12.86" calcext:value-type="currency">
            <text:p>-$12.86</text:p>
          </table:table-cell>
          <table:table-cell office:value-type="string" calcext:value-type="string">
            <text:p>Mint Works</text:p>
          </table:table-cell>
          <table:table-cell table:number-columns-repeated="5"/>
          <table:table-cell table:style-name="ce7" table:formula="of:=[.H93]+[.A94]" office:value-type="currency" office:currency="USD" office:value="43.53" calcext:value-type="currency">
            <text:p>$43.53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-98.06" calcext:value-type="currency">
            <text:p>-$98.06</text:p>
          </table:table-cell>
          <table:table-cell office:value-type="string" calcext:value-type="string">
            <text:p>MM order</text:p>
          </table:table-cell>
          <table:table-cell table:number-columns-repeated="5"/>
          <table:table-cell table:style-name="ce7" table:formula="of:=[.H94]+[.A95]" office:value-type="currency" office:currency="USD" office:value="-54.5300000000001" calcext:value-type="currency">
            <text:p>-$54.53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27.19" calcext:value-type="currency">
            <text:p>$27.19</text:p>
          </table:table-cell>
          <table:table-cell office:value-type="string" calcext:value-type="string">
            <text:p>Telestrations, Arlene contribution</text:p>
          </table:table-cell>
          <table:table-cell table:number-columns-repeated="5"/>
          <table:table-cell table:style-name="ce7" table:formula="of:=[.H95]+[.A96]" office:value-type="currency" office:currency="USD" office:value="-27.34" calcext:value-type="currency">
            <text:p>-$27.34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-3.5" calcext:value-type="currency">
            <text:p>-$3.50</text:p>
          </table:table-cell>
          <table:table-cell office:value-type="string" calcext:value-type="string">
            <text:p>Ebay dues from SnapCaster</text:p>
          </table:table-cell>
          <table:table-cell table:number-columns-repeated="5"/>
          <table:table-cell table:style-name="ce7" table:formula="of:=[.H96]+[.A97]" office:value-type="currency" office:currency="USD" office:value="-30.84" calcext:value-type="currency">
            <text:p>-$30.84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-2.5" calcext:value-type="currency">
            <text:p>-$2.50</text:p>
          </table:table-cell>
          <table:table-cell office:value-type="string" calcext:value-type="string">
            <text:p>Top That</text:p>
          </table:table-cell>
          <table:table-cell table:number-columns-repeated="5"/>
          <table:table-cell table:style-name="ce7" table:formula="of:=[.H97]+[.A98]" office:value-type="currency" office:currency="USD" office:value="-33.34" calcext:value-type="currency">
            <text:p>-$33.34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38.84" calcext:value-type="currency">
            <text:p>$38.84</text:p>
          </table:table-cell>
          <table:table-cell office:value-type="string" calcext:value-type="string">
            <text:p>David Logan Book</text:p>
          </table:table-cell>
          <table:table-cell table:number-columns-repeated="5"/>
          <table:table-cell table:style-name="ce7" table:formula="of:=[.H98]+[.A99]" office:value-type="currency" office:currency="USD" office:value="5.49999999999996" calcext:value-type="currency">
            <text:p>$5.50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-3.12" calcext:value-type="currency">
            <text:p>-$3.12</text:p>
          </table:table-cell>
          <table:table-cell office:value-type="string" calcext:value-type="string">
            <text:p>Shipping (estimate)</text:p>
          </table:table-cell>
          <table:table-cell table:number-columns-repeated="5"/>
          <table:table-cell table:style-name="ce7" table:formula="of:=[.H99]+[.A100]" office:value-type="currency" office:currency="USD" office:value="2.37999999999996" calcext:value-type="currency">
            <text:p>$2.38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-4.28" calcext:value-type="currency">
            <text:p>-$4.28</text:p>
          </table:table-cell>
          <table:table-cell office:value-type="string" calcext:value-type="string">
            <text:p>Loot (Goodwill)</text:p>
          </table:table-cell>
          <table:table-cell table:number-columns-repeated="5"/>
          <table:table-cell table:style-name="ce7" table:formula="of:=[.H100]+[.A101]" office:value-type="currency" office:currency="USD" office:value="-1.90000000000004" calcext:value-type="currency">
            <text:p>-$1.90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-10.8" calcext:value-type="currency">
            <text:p>-$10.80</text:p>
          </table:table-cell>
          <table:table-cell office:value-type="string" calcext:value-type="string">
            <text:p>Say Anything</text:p>
          </table:table-cell>
          <table:table-cell table:number-columns-repeated="5"/>
          <table:table-cell table:style-name="ce7" table:formula="of:=[.H101]+[.A102]" office:value-type="currency" office:currency="USD" office:value="-12.7" calcext:value-type="currency">
            <text:p>-$12.70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-5.41" calcext:value-type="currency">
            <text:p>-$5.41</text:p>
          </table:table-cell>
          <table:table-cell office:value-type="string" calcext:value-type="string">
            <text:p>Quadropolis</text:p>
          </table:table-cell>
          <table:table-cell office:value-type="string" calcext:value-type="string">
            <text:p>Also traded in Race for the Galaxy, so $10.73 recorded on BGG</text:p>
          </table:table-cell>
          <table:table-cell table:number-columns-repeated="4"/>
          <table:table-cell table:style-name="ce7" table:formula="of:=[.H102]+[.A103]" office:value-type="currency" office:currency="USD" office:value="-18.11" calcext:value-type="currency">
            <text:p>-$18.11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-10.7" calcext:value-type="currency">
            <text:p>-$10.70</text:p>
          </table:table-cell>
          <table:table-cell office:value-type="string" calcext:value-type="string">
            <text:p>Dancing Eggs</text:p>
          </table:table-cell>
          <table:table-cell table:number-columns-repeated="5"/>
          <table:table-cell table:style-name="ce7" table:formula="of:=[.H103]+[.A104]" office:value-type="currency" office:currency="USD" office:value="-28.81" calcext:value-type="currency">
            <text:p>-$28.81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-17.24" calcext:value-type="currency">
            <text:p>-$17.24</text:p>
          </table:table-cell>
          <table:table-cell office:value-type="string" calcext:value-type="string">
            <text:p>One Deck Dungeon</text:p>
          </table:table-cell>
          <table:table-cell table:number-columns-repeated="5"/>
          <table:table-cell table:style-name="ce7" table:formula="of:=[.H104]+[.A105]" office:value-type="currency" office:currency="USD" office:value="-46.05" calcext:value-type="currency">
            <text:p>-$46.05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-4.28" calcext:value-type="currency">
            <text:p>-$4.28</text:p>
          </table:table-cell>
          <table:table-cell office:value-type="string" calcext:value-type="string">
            <text:p>Gravity Maze</text:p>
          </table:table-cell>
          <table:table-cell table:number-columns-repeated="5"/>
          <table:table-cell table:style-name="ce7" table:formula="of:=[.H105]+[.A106]" office:value-type="currency" office:currency="USD" office:value="-50.33" calcext:value-type="currency">
            <text:p>-$50.33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-13.41" calcext:value-type="currency">
            <text:p>-$13.41</text:p>
          </table:table-cell>
          <table:table-cell office:value-type="string" calcext:value-type="string">
            <text:p>Spyfall</text:p>
          </table:table-cell>
          <table:table-cell table:number-columns-repeated="5"/>
          <table:table-cell table:style-name="ce7" table:formula="of:=[.H106]+[.A107]" office:value-type="currency" office:currency="USD" office:value="-63.74" calcext:value-type="currency">
            <text:p>-$63.74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-8.02" calcext:value-type="currency">
            <text:p>-$8.02</text:p>
          </table:table-cell>
          <table:table-cell office:value-type="string" calcext:value-type="string">
            <text:p>Ultimate Werewolf</text:p>
          </table:table-cell>
          <table:table-cell table:number-columns-repeated="5"/>
          <table:table-cell table:style-name="ce7" table:formula="of:=[.H107]+[.A108]" office:value-type="currency" office:currency="USD" office:value="-71.76" calcext:value-type="currency">
            <text:p>-$71.76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-6.41" calcext:value-type="currency">
            <text:p>-$6.41</text:p>
          </table:table-cell>
          <table:table-cell office:value-type="string" calcext:value-type="string">
            <text:p>Protect the Pride Lands </text:p>
          </table:table-cell>
          <table:table-cell table:number-columns-repeated="5"/>
          <table:table-cell table:style-name="ce7" table:formula="of:=[.H108]+[.A109]" office:value-type="currency" office:currency="USD" office:value="-78.17" calcext:value-type="currency">
            <text:p>-$78.17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-71.49" calcext:value-type="currency">
            <text:p>-$71.49</text:p>
          </table:table-cell>
          <table:table-cell office:value-type="string" calcext:value-type="string">
            <text:p>Escape: Big Box</text:p>
          </table:table-cell>
          <table:table-cell table:number-columns-repeated="5"/>
          <table:table-cell table:style-name="ce7" table:formula="of:=[.H109]+[.A110]" office:value-type="currency" office:currency="USD" office:value="-149.66" calcext:value-type="currency">
            <text:p>-$149.66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26.09" calcext:value-type="currency">
            <text:p>$26.09</text:p>
          </table:table-cell>
          <table:table-cell office:value-type="string" calcext:value-type="string">
            <text:p>Morgan Analysis book</text:p>
          </table:table-cell>
          <table:table-cell table:number-columns-repeated="5"/>
          <table:table-cell table:style-name="ce7" table:formula="of:=[.H110]+[.A111]" office:value-type="currency" office:currency="USD" office:value="-123.57" calcext:value-type="currency">
            <text:p>-$123.57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-3.12" calcext:value-type="currency">
            <text:p>-$3.12</text:p>
          </table:table-cell>
          <table:table-cell office:value-type="string" calcext:value-type="string">
            <text:p>shipping</text:p>
          </table:table-cell>
          <table:table-cell table:number-columns-repeated="5"/>
          <table:table-cell table:style-name="ce7" table:formula="of:=[.H111]+[.A112]" office:value-type="currency" office:currency="USD" office:value="-126.69" calcext:value-type="currency">
            <text:p>-$126.69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31.2" calcext:value-type="currency">
            <text:p>$31.20</text:p>
          </table:table-cell>
          <table:table-cell office:value-type="string" calcext:value-type="string">
            <text:p>Butkov- Math. Phys.</text:p>
          </table:table-cell>
          <table:table-cell table:number-columns-repeated="5"/>
          <table:table-cell table:style-name="ce7" table:formula="of:=[.H112]+[.A113]" office:value-type="currency" office:currency="USD" office:value="-95.49" calcext:value-type="currency">
            <text:p>-$95.49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-3.99" calcext:value-type="currency">
            <text:p>-$3.99</text:p>
          </table:table-cell>
          <table:table-cell office:value-type="string" calcext:value-type="string">
            <text:p>shipping</text:p>
          </table:table-cell>
          <table:table-cell table:number-columns-repeated="5"/>
          <table:table-cell table:style-name="ce7" table:formula="of:=[.H113]+[.A114]" office:value-type="currency" office:currency="USD" office:value="-99.48" calcext:value-type="currency">
            <text:p>-$99.48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-10" calcext:value-type="currency">
            <text:p>-$10.00</text:p>
          </table:table-cell>
          <table:table-cell office:value-type="string" calcext:value-type="string">
            <text:p>Mint Delivery</text:p>
          </table:table-cell>
          <table:table-cell table:number-columns-repeated="5"/>
          <table:table-cell table:style-name="ce7" table:formula="of:=[.H114]+[.A115]" office:value-type="currency" office:currency="USD" office:value="-109.48" calcext:value-type="currency">
            <text:p>-$109.48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27.79" calcext:value-type="currency">
            <text:p>$27.79</text:p>
          </table:table-cell>
          <table:table-cell office:value-type="string" calcext:value-type="string">
            <text:p>Universal Algebra book</text:p>
          </table:table-cell>
          <table:table-cell table:number-columns-repeated="5"/>
          <table:table-cell table:style-name="ce7" table:formula="of:=[.H115]+[.A116]" office:value-type="currency" office:currency="USD" office:value="-81.69" calcext:value-type="currency">
            <text:p>-$81.69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-2.63" calcext:value-type="currency">
            <text:p>-$2.63</text:p>
          </table:table-cell>
          <table:table-cell office:value-type="string" calcext:value-type="string">
            <text:p>shipping</text:p>
          </table:table-cell>
          <table:table-cell table:number-columns-repeated="5"/>
          <table:table-cell table:style-name="ce7" table:formula="of:=[.H116]+[.A117]" office:value-type="currency" office:currency="USD" office:value="-84.32" calcext:value-type="currency">
            <text:p>-$84.32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-0.11" calcext:value-type="currency">
            <text:p>-$0.11</text:p>
          </table:table-cell>
          <table:table-cell office:value-type="string" calcext:value-type="string">
            <text:p>Get Bit</text:p>
          </table:table-cell>
          <table:table-cell table:number-columns-repeated="5"/>
          <table:table-cell table:style-name="ce7" table:formula="of:=[.H117]+[.A118]" office:value-type="currency" office:currency="USD" office:value="-84.43" calcext:value-type="currency">
            <text:p>-$84.43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-21.01" calcext:value-type="currency">
            <text:p>-$21.01</text:p>
          </table:table-cell>
          <table:table-cell office:value-type="string" calcext:value-type="string">
            <text:p>Ghost Fightin Treasure Hunters</text:p>
          </table:table-cell>
          <table:table-cell table:number-columns-repeated="5"/>
          <table:table-cell table:style-name="ce7" table:formula="of:=[.H118]+[.A119]" office:value-type="currency" office:currency="USD" office:value="-105.44" calcext:value-type="currency">
            <text:p>-$105.44</text:p>
          </table:table-cell>
          <table:table-cell table:number-columns-repeated="1014"/>
        </table:table-row>
        <table:table-row table:style-name="ro1">
          <table:table-cell table:style-name="ce3" office:value-type="currency" office:currency="USD" office:value="5.6" calcext:value-type="currency">
            <text:p>$5.60</text:p>
          </table:table-cell>
          <table:table-cell office:value-type="string" calcext:value-type="string">
            <text:p>Bitcoin sale</text:p>
          </table:table-cell>
          <table:table-cell table:number-columns-repeated="5"/>
          <table:table-cell table:style-name="ce7" table:formula="of:=[.H119]+[.A120]" office:value-type="currency" office:currency="USD" office:value="-99.84" calcext:value-type="currency">
            <text:p>-$99.84</text:p>
          </table:table-cell>
          <table:table-cell table:number-columns-repeated="1014"/>
        </table:table-row>
        <table:table-row table:style-name="ro1">
          <table:table-cell table:style-name="ce3"/>
          <table:table-cell table:number-columns-repeated="6"/>
          <table:table-cell table:style-name="ce7" table:formula="of:=[.H120]+[.A121]" office:value-type="currency" office:currency="USD" office:value="-99.84" calcext:value-type="currency">
            <text:p>-$99.84</text:p>
          </table:table-cell>
          <table:table-cell table:number-columns-repeated="1014"/>
        </table:table-row>
        <table:table-row table:style-name="ro1">
          <table:table-cell table:style-name="ce3"/>
          <table:table-cell table:number-columns-repeated="6"/>
          <table:table-cell table:style-name="ce7" table:formula="of:=[.H121]+[.A122]" office:value-type="currency" office:currency="USD" office:value="-99.84" calcext:value-type="currency">
            <text:p>-$99.84</text:p>
          </table:table-cell>
          <table:table-cell table:number-columns-repeated="1014"/>
        </table:table-row>
        <table:table-row table:style-name="ro1">
          <table:table-cell table:style-name="ce3"/>
          <table:table-cell table:number-columns-repeated="6"/>
          <table:table-cell table:style-name="ce7" table:formula="of:=[.H122]+[.A123]" office:value-type="currency" office:currency="USD" office:value="-99.84" calcext:value-type="currency">
            <text:p>-$99.84</text:p>
          </table:table-cell>
          <table:table-cell table:number-columns-repeated="1014"/>
        </table:table-row>
        <table:table-row table:style-name="ro1">
          <table:table-cell table:style-name="ce3"/>
          <table:table-cell table:number-columns-repeated="6"/>
          <table:table-cell table:style-name="ce7" table:formula="of:=[.H123]+[.A124]" office:value-type="currency" office:currency="USD" office:value="-99.84" calcext:value-type="currency">
            <text:p>-$99.8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7 Wonders: Duel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7 Wonders: Lead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gricola: All Creatures Big and Small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lien Fronti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rcadia Ques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NG! The Dice Gam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etrayal at House on the Hill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loku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lood Rag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raveRat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urgle Bros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ndefin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amel U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arcassonn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astles of Mad King Ludwig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averna: The Cave Farmer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itadel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denames: Pictur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smic Encounter: Cosmic Incursion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u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V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ead of Winter: A Crossroads Gam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efenders of the Realm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escent: Journeys in the Dark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oodle Ques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he Dragon &amp; Flagon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he Duk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ungeon Petz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ungeons &amp; Dragons: Castle Ravenlof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ggs and Empir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ight Minute Empir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ldritch Horror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scape: The Curse of the Templ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airy Tal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ive Trib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lash Point: Fire Rescue: 1st Edition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leet: Mini Expansion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ormula 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alaxy Trucker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em Rush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et Bit!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host Stori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l Grande (Import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he Grizzl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 Havr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 Havre: The Inland Por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ndefin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eroscape Master Set: Rise of the Valkyr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y, That's My Fish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ve Pock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le of Skye: From Chieftain to K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tanbul: Mocha &amp; Bakshee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mb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hu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rub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gendary: A Marvel Deck Building G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opin' Chew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rds of Waterdee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st Valle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ge Knight: The Lost Leg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gic Real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defi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cara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d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e and Mystic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ssion Red Plan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re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y First Stone 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ysterium (Multilingua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ir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ndemic: In the La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perb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chwor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defi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llars of the Ear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xel Tactic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hino H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Rivals for Cat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inson Crusoe: Adventures on the Cursed Isl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ll for the Galax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y Anything Famil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yth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so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dows Over Camelo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ce Ale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defi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shi Go Party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 Stor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keno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estratio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des of Madne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gris &amp; Euphr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ba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defi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ght Strugg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ley of the Kings: Afterlif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lla Paletti (Pre-Owned - Very good condition!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in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ooloret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bli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ptain Son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tle Pan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Castles of Burgund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defi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eption: Murder in Hong Ko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an Go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Magic Labyrin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defi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nik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go Pin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defi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defi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les &amp; Games: The Hare &amp; the Tortoi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cket to Ride: USA 19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p That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rr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ticulture Essential Edition</text:p>
          </table:table-cell>
          <table:table-cell table:number-columns-repeated="1021"/>
        </table:table-row>
        <table:table-row table:style-name="ro1" table:number-rows-repeated="1048331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19:Sheet1.B4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6">00/00/0000</text:date>, <text:time style:data-style-name="N2" text:time-value="08:54:15.8149482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22:56:55.969221515</meta:creation-date>
    <dc:date>2017-11-26T23:41:28.628107431</dc:date>
    <meta:editing-duration>P44DT7H14M57S</meta:editing-duration>
    <meta:editing-cycles>99</meta:editing-cycles>
    <meta:generator>LibreOffice/4.2.8.2$Linux_X86_64 LibreOffice_project/420m0$Build-2</meta:generator>
    <meta:document-statistic meta:table-count="1" meta:cell-count="472" meta:object-count="0"/>
  </office:meta>
</office:document-meta>
</file>